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sans" svg:font-family="Lucidasans" style:font-family-generic="system"/>
    <style:font-face style:name="StarSymbol" svg:font-family="StarSymbol" style:font-family-generic="system"/>
    <style:font-face style:name="Times New Roman1" svg:font-family="'Times New Roman'" style:font-family-generic="system"/>
    <style:font-face style:name="Mincho" svg:font-family="Mincho" style:font-family-generic="roma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MP0">
      <style:table-properties style:width="17.986cm" fo:margin-left="0.032cm" style:page-number="auto" table:align="left"/>
    </style:style>
    <style:style style:name="Tabela1.A" style:family="table-column">
      <style:table-column-properties style:column-width="17.986cm"/>
    </style:style>
    <style:style style:name="Tabela1.1" style:family="table-row">
      <style:table-row-properties style:min-row-height="1.298cm"/>
    </style:style>
    <style:style style:name="Tabela1.A1" style:family="table-cell">
      <style:table-cell-properties fo:padding="0.097cm" fo:border="0.25pt solid #000000"/>
    </style:style>
    <style:style style:name="Tabela2" style:family="table">
      <style:table-properties style:width="17.986cm" fo:margin-left="0.032cm" table:align="left"/>
    </style:style>
    <style:style style:name="Tabela2.A" style:family="table-column">
      <style:table-column-properties style:column-width="8.604cm"/>
    </style:style>
    <style:style style:name="Tabela2.B" style:family="table-column">
      <style:table-column-properties style:column-width="4.727cm"/>
    </style:style>
    <style:style style:name="Tabela2.C" style:family="table-column">
      <style:table-column-properties style:column-width="4.65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" style:family="table-cell">
      <style:table-cell-properties fo:padding="0.097cm" fo:border="0.25pt solid #000000"/>
    </style:style>
    <style:style style:name="Tabela2.2" style:family="table-row">
      <style:table-row-properties style:min-row-height="0.594cm"/>
    </style:style>
    <style:style style:name="Tabela2.A2" style:family="table-cell">
      <style:table-cell-properties fo:padding="0.097cm" fo:border-left="0.25pt solid #000000" fo:border-right="none" fo:border-top="none" fo:border-bottom="0.25pt solid #000000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7.986cm" fo:margin-left="0.032cm" table:align="left"/>
    </style:style>
    <style:style style:name="Tabela3.A" style:family="table-column">
      <style:table-column-properties style:column-width="13.331cm"/>
    </style:style>
    <style:style style:name="Tabela3.B" style:family="table-column">
      <style:table-column-properties style:column-width="4.65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fo:padding="0.097cm" fo:border="0.25pt solid #000000"/>
    </style:style>
    <style:style style:name="Tabela3.2" style:family="table-row">
      <style:table-row-properties style:min-row-height="0.69cm" style:use-optimal-row-height="false"/>
    </style:style>
    <style:style style:name="Tabela3.A2" style:family="table-cell">
      <style:table-cell-properties fo:padding="0.097cm" fo:border-left="0.25pt solid #000000" fo:border-right="none" fo:border-top="none" fo:border-bottom="0.25pt solid #000000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8cm" fo:margin-left="0.097cm" table:align="left"/>
    </style:style>
    <style:style style:name="Tabela4.A" style:family="table-column">
      <style:table-column-properties style:column-width="5.999cm"/>
    </style:style>
    <style:style style:name="Tabela4.B" style:family="table-column">
      <style:table-column-properties style:column-width="6.001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C1" style:family="table-cell">
      <style:table-cell-properties fo:padding="0.097cm" fo:border="0.25pt solid #000000"/>
    </style:style>
    <style:style style:name="Tabela5" style:family="table">
      <style:table-properties style:width="17.992cm" fo:margin-left="0.097cm" table:align="left"/>
    </style:style>
    <style:style style:name="Tabela5.A" style:family="table-column">
      <style:table-column-properties style:column-width="17.992cm"/>
    </style:style>
    <style:style style:name="Tabela5.1" style:family="table-row">
      <style:table-row-properties style:min-row-height="1.203cm"/>
    </style:style>
    <style:style style:name="Tabela5.A1" style:family="table-cell">
      <style:table-cell-properties fo:padding="0.097cm" fo:border="0.25pt solid #000000"/>
    </style:style>
    <style:style style:name="Tabela5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.5" style:family="table-row">
      <style:table-row-properties style:min-row-height="2.15cm" style:use-optimal-row-height="false"/>
    </style:style>
    <style:style style:name="Tabela9" style:family="table">
      <style:table-properties style:width="17.798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17.798cm" style:rel-column-width="65535*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" style:family="table">
      <style:table-properties style:width="17.604cm" table:align="margins"/>
    </style:style>
    <style:style style:name="Tabela10.A" style:family="table-column">
      <style:table-column-properties style:column-width="5.796cm" style:rel-column-width="21577*"/>
    </style:style>
    <style:style style:name="Tabela10.B" style:family="table-column">
      <style:table-column-properties style:column-width="11.807cm" style:rel-column-width="43958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.992cm" fo:margin-left="0.097cm" table:align="left"/>
    </style:style>
    <style:style style:name="Tabela6.A" style:family="table-column">
      <style:table-column-properties style:column-width="4.249cm"/>
    </style:style>
    <style:style style:name="Tabela6.B" style:family="table-column">
      <style:table-column-properties style:column-width="13.742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6.B1" style:family="table-cell">
      <style:table-cell-properties fo:padding="0.097cm" fo:border="0.25pt solid #000000"/>
    </style:style>
    <style:style style:name="Tabela7" style:family="table">
      <style:table-properties style:width="17.986cm" fo:margin-left="0.032cm" table:align="left"/>
    </style:style>
    <style:style style:name="Tabela7.A" style:family="table-column">
      <style:table-column-properties style:column-width="17.986cm"/>
    </style:style>
    <style:style style:name="Tabela7.A1" style:family="table-cell">
      <style:table-cell-properties fo:padding="0.097cm" fo:border="0.25pt solid #000000"/>
    </style:style>
    <style:style style:name="Tabela8" style:family="table">
      <style:table-properties style:width="17.986cm" fo:margin-left="0.032cm" table:align="left"/>
    </style:style>
    <style:style style:name="Tabela8.A" style:family="table-column">
      <style:table-column-properties style:column-width="5.995cm"/>
    </style:style>
    <style:style style:name="Tabela8.A1" style:family="table-cell">
      <style:table-cell-properties fo:padding="0.097cm" fo:border="0.05pt solid #000000"/>
    </style:style>
    <style:style style:name="Tabela8.B1" style:family="table-cell">
      <style:table-cell-properties fo:padding="0.097cm" fo:border="none"/>
    </style:style>
    <style:style style:name="Tabela8.2" style:family="table-row">
      <style:table-row-properties style:min-row-height="0.84cm" style:use-optimal-row-height="false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  <style:text-properties fo:font-size="6pt" style:font-size-asian="6pt" style:font-size-complex="6pt"/>
    </style:style>
    <style:style style:name="P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14e6c7" officeooo:paragraph-rsid="0014e6c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1b1c8f" officeooo:paragraph-rsid="001b1c8f" style:font-size-asian="11pt" style:font-size-complex="11pt"/>
    </style:style>
    <style:style style:name="P8" style:family="paragraph" style:parent-style-name="Table_20_Contents">
      <style:paragraph-properties fo:line-height="100%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line-height="100%"/>
      <style:text-properties style:font-name="Arial" fo:font-weight="bold" officeooo:paragraph-rsid="001133d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Arial" fo:font-weight="normal" officeooo:rsid="001cf3dc" officeooo:paragraph-rsid="00153ddc" style:font-weight-asian="normal" style:font-weight-complex="normal"/>
    </style:style>
    <style:style style:name="P13" style:family="paragraph" style:parent-style-name="Table_20_Contents">
      <style:paragraph-properties fo:line-height="100%" fo:text-align="justify" style:justify-single-word="false"/>
      <style:text-properties style:font-name="Arial" fo:font-weight="normal" officeooo:rsid="001817af" officeooo:paragraph-rsid="0025678f" style:font-weight-asian="normal" style:font-weight-complex="normal"/>
    </style:style>
    <style:style style:name="P14" style:family="paragraph" style:parent-style-name="Table_20_Contents">
      <style:paragraph-properties fo:line-height="100%"/>
      <style:text-properties fo:color="#000000" style:font-name="Arial" fo:font-weight="bold" officeooo:paragraph-rsid="001133df" style:font-name-asian="Times New Roman" style:font-weight-asian="bold" style:font-name-complex="Times New Roman" style:language-complex="ar" style:country-complex="SA" style:font-weight-complex="bold"/>
    </style:style>
    <style:style style:name="P15" style:family="paragraph" style:parent-style-name="Table_20_Contents">
      <style:paragraph-properties fo:line-height="100%"/>
      <style:text-properties fo:color="#000000" style:font-name="Arial" fo:font-weight="normal" officeooo:rsid="001e5ea3" officeooo:paragraph-rsid="001133df" style:font-name-asian="Times New Roman" style:font-weight-asian="normal" style:font-name-complex="Times New Roman" style:language-complex="ar" style:country-complex="SA" style:font-weight-complex="normal"/>
    </style:style>
    <style:style style:name="P16" style:family="paragraph" style:parent-style-name="Table_20_Contents">
      <style:paragraph-properties fo:line-height="100%"/>
      <style:text-properties fo:color="#000000" style:font-name="Arial" fo:font-weight="normal" officeooo:rsid="001133df" style:font-name-asian="Times New Roman" style:font-weight-asian="normal" style:font-name-complex="Times New Roman" style:language-complex="ar" style:country-complex="SA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42a" officeooo:paragraph-rsid="00357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9b44" officeooo:paragraph-rsid="00369b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0304" officeooo:paragraph-rsid="003903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officeooo:paragraph-rsid="001b1c8f"/>
    </style:style>
    <style:style style:name="P22" style:family="paragraph" style:parent-style-name="Table_20_Contents">
      <style:text-properties officeooo:paragraph-rsid="001e5ea3"/>
    </style:style>
    <style:style style:name="P23" style:family="paragraph" style:parent-style-name="Table_20_Contents">
      <style:paragraph-properties fo:line-height="100%" fo:text-align="justify" style:justify-single-word="false"/>
      <style:text-properties officeooo:paragraph-rsid="0025678f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paragraph-rsid="00369b44"/>
    </style:style>
    <style:style style:name="P26" style:family="paragraph" style:parent-style-name="Standard">
      <style:text-properties style:font-name="Arial" fo:font-size="6pt" style:font-size-asian="6pt" style:font-size-complex="6pt"/>
    </style:style>
    <style:style style:name="P27" style:family="paragraph" style:parent-style-name="Standard"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Arial" fo:font-weight="bold" style:font-weight-asian="bold" style:font-weight-complex="bold"/>
    </style:style>
    <style:style style:name="P29" style:family="paragraph" style:parent-style-name="Standard">
      <style:text-properties style:font-name="Arial" fo:font-weight="bold" officeooo:paragraph-rsid="0037635e" style:font-weight-asian="bold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Arial" fo:font-weight="normal" officeooo:rsid="001cf3dc" style:font-weight-asian="normal" style:font-weight-complex="normal"/>
    </style:style>
    <style:style style:name="P31" style:family="paragraph" style:parent-style-name="Standard">
      <style:text-properties officeooo:rsid="0030cfc4" officeooo:paragraph-rsid="0030cfc4"/>
    </style:style>
    <style:style style:name="P32" style:family="paragraph" style:parent-style-name="Standard">
      <style:text-properties officeooo:paragraph-rsid="0037635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5742a" officeooo:paragraph-rsid="002094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Normal">
      <style:text-properties text:display="none"/>
    </style:style>
    <style:style style:name="P35" style:family="paragraph" style:parent-style-name="Table_20_Heading">
      <style:text-properties style:font-name="Arial" fo:font-size="9pt" fo:font-style="normal" style:font-size-asian="9pt" style:font-style-asian="normal" style:font-size-complex="9pt" style:font-style-complex="normal"/>
    </style:style>
    <style:style style:name="P36" style:family="paragraph" style:parent-style-name="Table_20_Heading">
      <style:paragraph-properties fo:margin-top="0.199cm" fo:margin-bottom="0.199cm" loext:contextual-spacing="false" fo:break-before="page"/>
    </style:style>
    <style:style style:name="P37" style:family="paragraph" style:parent-style-name="Table_20_Heading">
      <style:paragraph-properties fo:margin-top="0.199cm" fo:margin-bottom="0.199cm" loext:contextual-spacing="false"/>
      <style:text-properties style:font-name="Arial" fo:font-size="11pt" fo:font-style="normal" officeooo:rsid="001c0d36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42a" officeooo:paragraph-rsid="003de3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e6c7"/>
    </style:style>
    <style:style style:name="T2" style:family="text">
      <style:text-properties fo:color="#000000" style:font-name-asian="Times New Roman" style:font-name-complex="Times New Roman" style:language-complex="ar" style:country-complex="SA"/>
    </style:style>
    <style:style style:name="T3" style:family="text">
      <style:text-properties fo:color="#000000" fo:font-weight="normal" officeooo:rsid="001133df" style:font-name-asian="Times New Roman" style:font-weight-asian="normal" style:font-name-complex="Times New Roman" style:language-complex="ar" style:country-complex="SA" style:font-weight-complex="normal"/>
    </style:style>
    <style:style style:name="T4" style:family="text">
      <style:text-properties fo:color="#000000" fo:font-weight="normal" officeooo:rsid="001e5ea3" style:font-name-asian="Times New Roman" style:font-weight-asian="normal" style:font-name-complex="Times New Roman" style:language-complex="ar" style:country-complex="SA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9b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03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b1c8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17af" style:font-weight-asian="normal" style:font-weight-complex="normal"/>
    </style:style>
    <style:style style:name="T12" style:family="text">
      <style:text-properties fo:font-weight="normal" officeooo:rsid="00146dd1" style:font-weight-asian="normal" style:font-weight-complex="normal"/>
    </style:style>
    <style:style style:name="T13" style:family="text">
      <style:text-properties fo:font-weight="normal" officeooo:rsid="001cf3dc" style:font-weight-asian="normal" style:font-weight-complex="normal"/>
    </style:style>
    <style:style style:name="T14" style:family="text">
      <style:text-properties fo:font-weight="normal" officeooo:rsid="001e5ea3" style:font-weight-asian="normal" style:font-weight-complex="normal"/>
    </style:style>
    <style:style style:name="T15" style:family="text">
      <style:text-properties fo:font-weight="normal" officeooo:rsid="0025678f" style:font-weight-asian="normal" style:font-weight-complex="normal"/>
    </style:style>
    <style:style style:name="T16" style:family="text">
      <style:text-properties fo:font-weight="normal" officeooo:rsid="002816a6" style:font-weight-asian="normal" style:font-weight-complex="normal"/>
    </style:style>
    <style:style style:name="T17" style:family="text">
      <style:text-properties style:font-name="Arial" fo:font-size="11pt" officeooo:rsid="001e7e4a" style:font-size-asian="11pt" style:font-size-complex="11pt"/>
    </style:style>
    <style:style style:name="T18" style:family="text">
      <style:text-properties style:font-name="Arial" fo:font-size="11pt" officeooo:rsid="001b1c8f" style:font-size-asian="11pt" style:font-size-complex="11pt"/>
    </style:style>
    <style:style style:name="T19" style:family="text">
      <style:text-properties style:font-name="Arial" fo:font-size="11pt" officeooo:rsid="001cf3dc" style:font-size-asian="11pt" style:font-size-complex="11pt"/>
    </style:style>
    <style:style style:name="T20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21" style:family="text">
      <style:text-properties style:font-name="Arial" fo:font-size="11pt" fo:font-style="normal" officeooo:rsid="001c0d36" style:font-size-asian="11pt" style:font-style-asian="normal" style:font-size-complex="11pt" style:font-style-complex="normal"/>
    </style:style>
    <style:style style:name="T22" style:family="text">
      <style:text-properties style:font-name="Arial" fo:font-size="11pt" fo:font-style="normal" fo:font-weight="bold" officeooo:rsid="001c0d36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227c42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weight="bold" style:font-weight-asian="bold" style:font-weight-complex="bold"/>
    </style:style>
    <style:style style:name="T25" style:family="text">
      <style:text-properties style:font-name="Arial" fo:font-weight="bold" officeooo:rsid="00214808" style:font-weight-asian="bold" style:font-weight-complex="bold"/>
    </style:style>
    <style:style style:name="T26" style:family="text">
      <style:text-properties style:font-name="Arial" fo:font-weight="normal" style:font-weight-asian="normal" style:font-weight-complex="normal"/>
    </style:style>
    <style:style style:name="T27" style:family="text">
      <style:text-properties style:font-name="Arial" fo:font-weight="normal" officeooo:rsid="001cf3dc" style:font-weight-asian="normal" style:font-weight-complex="normal"/>
    </style:style>
    <style:style style:name="T28" style:family="text">
      <style:text-properties style:font-name="Arial" fo:font-weight="normal" officeooo:rsid="001e7e4a" style:font-weight-asian="normal" style:font-weight-complex="normal"/>
    </style:style>
    <style:style style:name="T29" style:family="text">
      <style:text-properties style:font-name="Arial" fo:font-weight="normal" officeooo:rsid="001817af" style:font-weight-asian="normal" style:font-weight-complex="normal"/>
    </style:style>
    <style:style style:name="T30" style:family="text">
      <style:text-properties style:font-name="Arial" fo:font-weight="normal" officeooo:rsid="0025678f" style:font-weight-asian="normal" style:font-weight-complex="normal"/>
    </style:style>
    <style:style style:name="T31" style:family="text">
      <style:text-properties style:font-name="Arial" fo:font-weight="normal" officeooo:rsid="002816a6" style:font-weight-asian="normal" style:font-weight-complex="normal"/>
    </style:style>
    <style:style style:name="T32" style:family="text">
      <style:text-properties style:font-name="Arial" fo:font-weight="normal" officeooo:rsid="002ff94a" style:font-weight-asian="normal" style:font-weight-complex="normal"/>
    </style:style>
    <style:style style:name="T33" style:family="text">
      <style:text-properties style:font-name="Arial" fo:font-weight="normal" officeooo:rsid="00327fb5" style:font-weight-asian="normal" style:font-weight-complex="normal"/>
    </style:style>
    <style:style style:name="T34" style:family="text">
      <style:text-properties style:font-name="Arial" officeooo:rsid="001e5ea3"/>
    </style:style>
    <style:style style:name="T35" style:family="text">
      <style:text-properties style:font-name="Arial" officeooo:rsid="001e7e4a"/>
    </style:style>
    <style:style style:name="T36" style:family="text">
      <style:text-properties style:font-name="Arial" officeooo:rsid="0037635e"/>
    </style:style>
    <style:style style:name="T37" style:family="text">
      <style:text-properties officeooo:rsid="00220a00"/>
    </style:style>
    <style:style style:name="T38" style:family="text">
      <style:text-properties officeooo:rsid="0035742a"/>
    </style:style>
    <style:style style:name="T39" style:family="text">
      <style:text-properties officeooo:rsid="0037635e"/>
    </style:style>
    <style:style style:name="T40" style:family="text">
      <style:text-properties officeooo:rsid="003de3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header-rows>
          <table:table-row table:style-name="Tabela1.1">
            <table:table-cell table:style-name="Tabela1.A1" office:value-type="string">
              <text:p text:style-name="P36"><text:span text:style-name="T20">JUSTIFICATIVA PARA </text:span><text:span text:style-name="T21">AQUISIÇÃO DE </text:span><text:span text:style-name="T22">M</text:span><text:span text:style-name="T23">ATERIAL DO CURSO DE ROBÓTICA </text:span><text:span text:style-name="T21"><text:s/>PARA O CELEPAR EXPERIENCE</text:span></text:p>
              <text:p text:style-name="P37"/>
            </table:table-cell>
          </table:table-row>
        </table:table-header-rows>
      </table:table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DIRETORIA</text:p>
          </table:table-cell>
          <table:table-cell table:style-name="Tabela2.A1" office:value-type="string">
            <text:p text:style-name="P3">COORDENAÇÃO</text:p>
          </table:table-cell>
          <table:table-cell table:style-name="Tabela2.C1" office:value-type="string">
            <text:p text:style-name="P3">No. SOL. SERVIÇOS</text:p>
          </table:table-cell>
        </table:table-row>
        <table:table-row table:style-name="Tabela2.2">
          <table:table-cell table:style-name="Tabela2.A2" office:value-type="string">
            <text:p text:style-name="P6">D<text:span text:style-name="T9">TI</text:span></text:p>
          </table:table-cell>
          <table:table-cell table:style-name="Tabela2.A2" office:value-type="string">
            <text:p text:style-name="P7">NSRS</text:p>
          </table:table-cell>
          <table:table-cell table:style-name="Tabela2.C2" office:value-type="string">
            <text:p text:style-name="P7"/>
            <text:p text:style-name="P7"/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<text:span text:style-name="T1">SOL</text:span>ICITANTE (Nome / Ramal) </text:p>
            <text:p text:style-name="P2"/>
          </table:table-cell>
          <table:table-cell table:style-name="Tabela3.B1" office:value-type="string">
            <text:p text:style-name="P3">DATA DE EMISSÃO</text:p>
          </table:table-cell>
        </table:table-row>
        <table:table-row table:style-name="Tabela3.2">
          <table:table-cell table:style-name="Tabela3.A2" office:value-type="string">
            <text:p text:style-name="P12">Luiz Gustavo Dalazen Fernandes – Ramal 6076</text:p>
          </table:table-cell>
          <table:table-cell table:style-name="Tabela3.B2" office:value-type="string">
            <text:p text:style-name="P21"><text:span text:style-name="T19">0</text:span><text:span text:style-name="T17">3/09</text:span><text:span text:style-name="T18">/2019</text:span></text:p>
            <text:p text:style-name="P7"/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office:value-type="string">
            <text:p text:style-name="P2">( <text:span text:style-name="T9">X</text:span> ) Produto</text:p>
          </table:table-cell>
          <table:table-cell table:style-name="Tabela4.A1" office:value-type="string">
            <text:p text:style-name="P2">( <text:s/>) Máquina / Equipamento</text:p>
          </table:table-cell>
          <table:table-cell table:style-name="Tabela4.C1" office:value-type="string">
            <text:p text:style-name="P2">( <text:s/>) Serviço</text:p>
            <text:p text:style-name="P2"/>
          </table:table-cell>
        </table:table-row>
      </table:table>
      <text:p text:style-name="P1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3"><text:span text:style-name="T24">a) </text:span><text:bookmark-start text:name="DDE_LINK1"/><text:span text:style-name="T24">Objeto:</text:span><text:bookmark-end text:name="DDE_LINK1"/><text:span text:style-name="T26"> </text:span><text:span text:style-name="T27">Aquisição de </text:span><text:span text:style-name="T28">material eletrônico</text:span><text:span text:style-name="T30"> </text:span><text:span text:style-name="T28">a ser u</text:span><text:span text:style-name="T32">tilizado</text:span><text:span text:style-name="T28"> no</text:span><text:span text:style-name="T27"> </text:span><text:span text:style-name="T31">CELEPAR</text:span><text:span text:style-name="T27"> Experience </text:span><text:span text:style-name="T28">para </text:span><text:span text:style-name="T27">a</text:span><text:span text:style-name="T33">ções</text:span><text:span text:style-name="T28"> </text:span><text:span text:style-name="T30">de robótica</text:span><text:span text:style-name="T27"> </text:span><text:span text:style-name="T33">realizada pela </text:span><text:span text:style-name="T31">CELEPAR</text:span><text:span text:style-name="T27"> e</text:span><text:span text:style-name="T33">m</text:span><text:span text:style-name="T27"> eventos no Estado do Paraná</text:span><text:span text:style-name="T29">.</text:span></text:p>
            <text:p text:style-name="P13"/>
          </table:table-cell>
        </table:table-row>
        <table:table-row>
          <table:table-cell table:style-name="Tabela5.A2" office:value-type="string">
            <text:p text:style-name="P28">b) Justificativa da necessidade:<text:span text:style-name="T10"> </text:span><text:span text:style-name="T12">O </text:span><text:span text:style-name="T13">Núcleo de Sustentabilidade e Responsabilidade Social tem atuado </text:span><text:span text:style-name="T14">intensivamente</text:span><text:span text:style-name="T13"> em disseminar o ecossistema da inovação e tecnologia para a comunidade carente, com foco em ações que promovam a sua prática e experimentação através de </text:span><text:span text:style-name="T15">workshops, cursos</text:span><text:span text:style-name="T13">, palestras, stands em eventos e ações de divulgação.</text:span></text:p>
            <text:p text:style-name="P30"/>
          </table:table-cell>
        </table:table-row>
        <table:table-row>
          <table:table-cell table:style-name="Tabela5.A2" office:value-type="string">
            <text:p text:style-name="P14">c) Impacto do Não Atendimento:<text:span text:style-name="T10"> </text:span><text:span text:style-name="T11">Não </text:span><text:span text:style-name="T14">promoção da imagem da</text:span><text:span text:style-name="T10"> </text:span><text:span text:style-name="T16">CELEPAR</text:span><text:span text:style-name="T10"> e do Governo do Estado que</text:span><text:span text:style-name="T12"> acreditam n</text:span><text:span text:style-name="T10">o projeto como uma </text:span><text:span text:style-name="T12">importante e necessária ação</text:span><text:span text:style-name="T10"> social </text:span><text:span text:style-name="T14">no fomento da inovação e tecnologia.</text:span></text:p>
            <text:p text:style-name="P15"/>
          </table:table-cell>
        </table:table-row>
        <table:table-row>
          <table:table-cell table:style-name="Tabela5.A2" office:value-type="string">
            <text:p text:style-name="P8"><text:span text:style-name="T2">d) Cliente (s): </text:span><text:span text:style-name="T3">Aproximadamente </text:span><text:span text:style-name="T4">5000</text:span><text:span text:style-name="T3"> </text:span><text:span text:style-name="T4">participantes nos eventos</text:span><text:span text:style-name="T3"> em todo o Estado do Paraná.</text:span></text:p>
            <text:p text:style-name="P16"/>
          </table:table-cell>
        </table:table-row>
        <table:table-row table:style-name="Tabela5.5">
          <table:table-cell table:style-name="Tabela5.A2" office:value-type="string">
            <text:p text:style-name="P9">e) Produto/Serviço Correspondente (especificação do objeto/produto):</text:p>
            <table:table table:name="Tabela9" table:style-name="Tabela9" table:template-name="Estilo padrão">
              <table:table-column table:style-name="Tabela9.A"/>
              <table:table-row table:style-name="Tabela9.1">
                <table:table-cell table:style-name="Tabela9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row>
                      <table:table-cell table:style-name="Tabela10.A1" office:value-type="string">
                        <text:p text:style-name="P18">Quantidade </text:p>
                      </table:table-cell>
                      <table:table-cell table:style-name="Tabela10.B1" office:value-type="string">
                        <text:p text:style-name="P18">Descrição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Arduíno Uno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Barra de pinos fêmea 180 graus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Barra de pinos macho 90 graus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Barra de pinos macho 180 graus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</text:p>
                      </table:table-cell>
                      <table:table-cell table:style-name="Tabela10.B2" office:value-type="string">
                        <text:p text:style-name="P17">Kit jumper fêmea X fêmea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</text:p>
                      </table:table-cell>
                      <table:table-cell table:style-name="Tabela10.B2" office:value-type="string">
                        <text:p text:style-name="P17">Kit jumper macho X fêmea 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</text:p>
                      </table:table-cell>
                      <table:table-cell table:style-name="Tabela10.B2" office:value-type="string">
                        <text:p text:style-name="P17">Kit jumper macho X macho 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Cabo USB A macho X B macho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100</text:p>
                      </table:table-cell>
                      <table:table-cell table:style-name="Tabela10.B2" office:value-type="string">
                        <text:p text:style-name="P17">Pacote de Resistores de 1k ohm 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80</text:p>
                      </table:table-cell>
                      <table:table-cell table:style-name="Tabela10.B2" office:value-type="string">
                        <text:p text:style-name="P17">Servo motor 9G micro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100</text:p>
                      </table:table-cell>
                      <table:table-cell table:style-name="Tabela10.B2" office:value-type="string">
                        <text:p text:style-name="P17">LED 5 mm difuso – vermelho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<text:soft-page-break/>100</text:p>
                      </table:table-cell>
                      <table:table-cell table:style-name="Tabela10.B2" office:value-type="string">
                        <text:p text:style-name="P17">LED 5 mm difuso – ver<text:span text:style-name="T38">de</text:span>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100</text:p>
                      </table:table-cell>
                      <table:table-cell table:style-name="Tabela10.B2" office:value-type="string">
                        <text:p text:style-name="P24"><text:span text:style-name="T5">LED 5 mm difuso – </text:span><text:span text:style-name="T6">amarelo</text:span>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80</text:p>
                      </table:table-cell>
                      <table:table-cell table:style-name="Tabela10.B2" office:value-type="string">
                        <text:p text:style-name="P17">Kit motor DC 3-6V com pneu 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Driver motor ponte H dupla L298N 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Placa de fenolite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10</text:p>
                      </table:table-cell>
                      <table:table-cell table:style-name="Tabela10.B2" office:value-type="string">
                        <text:p text:style-name="P17">Pó para fazer a solução de percloreto de ferro 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Plug-p4 de 2.5mm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Modulo Bluetooth rs232-hc-05</text:p>
                      </table:table-cell>
                    </table:table-row>
                    <table:table-row>
                      <table:table-cell table:style-name="Tabela10.A2" office:value-type="string">
                        <text:p text:style-name="P18">40</text:p>
                      </table:table-cell>
                      <table:table-cell table:style-name="Tabela10.B2" office:value-type="string">
                        <text:p text:style-name="P17"><text:span text:style-name="T39">Porta pilhas</text:span> 4x AA</text:p>
                      </table:table-cell>
                    </table:table-row>
                    <table:table-row>
                      <table:table-cell table:style-name="Tabela10.A2" office:value-type="string">
                        <text:p text:style-name="P38">6<text:span text:style-name="T40">0</text:span></text:p>
                      </table:table-cell>
                      <table:table-cell table:style-name="Tabela10.B2" office:value-type="string">
                        <text:p text:style-name="P17">Carregador De Pilhas Sony Com 4 Pilhas AA 2500mah Original</text:p>
                      </table:table-cell>
                    </table:table-row>
                    <table:table-row>
                      <table:table-cell table:style-name="Tabela10.A2" office:value-type="string">
                        <text:p text:style-name="P19">160</text:p>
                      </table:table-cell>
                      <table:table-cell table:style-name="Tabela10.B2" office:value-type="string">
                        <text:p text:style-name="P19">Chave de Toque 4 pinos</text:p>
                      </table:table-cell>
                    </table:table-row>
                    <table:table-row>
                      <table:table-cell table:style-name="Tabela10.A2" office:value-type="string">
                        <text:p text:style-name="P20">40</text:p>
                      </table:table-cell>
                      <table:table-cell table:style-name="Tabela10.B2" office:value-type="string">
                        <text:p text:style-name="P25"><text:span text:style-name="T7">P</text:span><text:span text:style-name="T8">rotoboard de</text:span><text:span text:style-name="T7"> 400 F</text:span><text:span text:style-name="T8">uros</text:span></text:p>
                      </table:table-cell>
                    </table:table-row>
                  </table:table>
                  <text:p text:style-name="P33"/>
                </table:table-cell>
              </table:table-row>
            </table:table>
          </table:table-cell>
        </table:table-row>
      </table:table>
      <text:p text:style-name="P3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">VALOR PREVISTO</text:p>
            <text:p text:style-name="P22"><text:span text:style-name="T34">R$ 1</text:span><text:span text:style-name="T35">4.5</text:span><text:span text:style-name="T36">00</text:span><text:span text:style-name="T35">,00</text:span></text:p>
          </table:table-cell>
          <table:table-cell table:style-name="Tabela6.B1" office:value-type="string">
            <text:p text:style-name="P29"><text:s/>Observação: </text:p>
            <text:p text:style-name="P32"><text:span text:style-name="T25">Lojas referências : </text:span><text:a xlink:type="simple" xlink:href="https://www.filipeflop.com/" text:style-name="Internet_20_link" text:visited-style-name="Visited_20_Internet_20_Link">https://www.filipeflop.com</text:a> <text:span text:style-name="T37">e </text:span><text:a xlink:type="simple" xlink:href="https://www.sotudo.com.br/" text:style-name="Internet_20_link" text:visited-style-name="Visited_20_Internet_20_Link">https://www.sotudo.com.br</text:a> </text:p>
            <text:p text:style-name="P31">O material utilizado está detalhado no anexo a esse documento.</text:p>
          </table:table-cell>
        </table:table-row>
      </table:table>
      <text:p text:style-name="P10"/>
      <table:table table:name="Tabela7" table:style-name="Tabela7">
        <table:table-column table:style-name="Tabela7.A"/>
        <table:table-header-rows>
          <table:table-row>
            <table:table-cell table:style-name="Tabela7.A1" office:value-type="string">
              <text:p text:style-name="P5">Face as informações aqui contidas, solicitamos presteza no</text:p>
              <text:p text:style-name="P5">atendimento, de acordo com a Lei.</text:p>
            </table:table-cell>
          </table:table-row>
        </table:table-header-rows>
      </table:table>
      <text:p text:style-name="P26"/>
      <table:table table:name="Tabela8" table:style-name="Tabela8">
        <table:table-column table:style-name="Tabela8.A" table:number-columns-repeated="3"/>
        <table:table-header-rows>
          <table:table-row>
            <table:table-cell table:style-name="Tabela8.A1" office:value-type="string">
              <text:p text:style-name="P35">DIRETORIA</text:p>
            </table:table-cell>
            <table:table-cell table:style-name="Tabela8.B1" table:number-rows-spanned="2" office:value-type="string">
              <text:p text:style-name="P35"/>
              <text:p text:style-name="P4"/>
              <text:p text:style-name="P4"/>
            </table:table-cell>
            <table:table-cell table:style-name="Tabela8.A1" office:value-type="string">
              <text:p text:style-name="P11">COORDENAÇÃO</text:p>
            </table:table-cell>
          </table:table-row>
        </table:table-header-rows>
        <table:table-row table:style-name="Tabela8.2">
          <table:table-cell table:style-name="Tabela8.A2" office:value-type="string">
            <text:p text:style-name="P4"/>
            <text:p text:style-name="P4">Ciente</text:p>
            <text:p text:style-name="P4"/>
          </table:table-cell>
          <table:covered-table-cell/>
          <table:table-cell table:style-name="Tabela8.A2" office:value-type="string">
            <text:p text:style-name="P4"/>
            <text:p text:style-name="P4">Ciente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sans" svg:font-family="Lucidasans" style:font-family-generic="system"/>
    <style:font-face style:name="StarSymbol" svg:font-family="StarSymbol" style:font-family-generic="system"/>
    <style:font-face style:name="Times New Roman1" svg:font-family="'Times New Roman'" style:font-family-generic="system"/>
    <style:font-face style:name="Mincho" svg:font-family="Mincho" style:font-family-generic="roma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Bitstream Vera Sans" style:font-size-asian="12pt" style:language-asian="pt" style:country-asian="BR" style:font-style-asian="normal" style:font-weight-asian="normal" style:font-name-complex="Lucidasans" style:font-size-complex="12pt" style:language-complex="pt" style:country-complex="B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Bitstream Vera Sans" style:font-size-asian="12pt" style:language-asian="pt" style:country-asian="BR" style:font-style-asian="normal" style:font-weight-asian="normal" style:font-name-complex="Lucidasans" style:font-size-complex="12pt" style:language-complex="pt" style:country-complex="B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 style:text-autospace="none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initial-creator>Claudia Vassão</meta:initial-creator>
    <meta:creation-date>2007-07-03T08:38:00Z</meta:creation-date>
    <dc:date>2019-09-10T11:53:35.752000000</dc:date>
    <meta:print-date>2018-05-21T09:04:12.336000000</meta:print-date>
    <meta:editing-cycles>33</meta:editing-cycles>
    <meta:editing-duration>P1DT13H52M31S</meta:editing-duration>
    <meta:document-statistic meta:table-count="10" meta:image-count="0" meta:object-count="0" meta:page-count="2" meta:paragraph-count="77" meta:word-count="357" meta:character-count="2107" meta:non-whitespace-character-count="18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ircelia-alessi/Downloads/JUSTIFICATIVA%20MODELO.odt/Normal"/>
  </office:meta>
</office:document-meta>
</file>